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style:font-name="Awami Nastaliq" fo:font-size="15pt" officeooo:rsid="00024582" officeooo:paragraph-rsid="00024582" style:font-size-asian="15pt" style:font-name-complex="Awami Nastaliq" style:font-size-complex="15pt"/>
    </style:style>
    <style:style style:name="T1" style:family="text">
      <style:text-properties fo:font-size="15pt" style:font-size-asian="15pt" style:font-size-complex="15pt"/>
    </style:style>
    <style:style style:name="T2" style:family="text">
      <style:text-properties style:font-name="Awami Nastaliq Beta v.1.190" fo:font-size="15pt" style:font-size-asian="15pt" style:font-name-complex="Awami Nastaliq Beta v.1.190" style:font-size-complex="15pt"/>
    </style:style>
    <style:style style:name="T3" style:family="text">
      <style:text-properties style:font-name="Awami Nastaliq" fo:font-size="15pt" style:font-size-asian="15pt" style:font-name-complex="Awami Nastaliq"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span><text:a xlink:type="simple" xlink:href="http://www.fli-online.org/" text:style-name="Internet_20_link" text:visited-style-name="Visited_20_Internet_20_Link"><text:span text:style-name="T3">www.fli-online.org</text:span></text:a></text:p>
      <text:p text:style-name="P2"><text:line-break/>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اداروُ مجا گے پڑے پروجرے تھوریے چگا تھوکٹ زور دے گین۔انو کوم تھوککار کے گہ مئلک نے قومک کے گہ <text:soft-page-break/>واجاک گینی چوک نہ تھوک ہن۔<text:line-break/>منژو عا لمی حقوقو تمہد<text:line-break/> پورے انسانوں عزت گہ نہ حقوقی اک ہن ۔ کو کیسجہ بڈو ہن نہ کو کیسجہ چنہ ہن اور نہ ایک دشکر بئوککار ایک متو آزادی، حقوق ،ژولئ،پلولار، منوک نہ متوٹ دوک ژولارئ گٹومار ہن۔<text:lin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تھوک پورئ <text:s text:c="2"/>قومس کوشش تھین۔<text:line-break/>دفعہ اکھ: <text:s/>بوٹہ انسانی ازادئ ، حقوقی گہ نہ برابر ہن بٹو متو ایک ہن ۔ایسکار ایک متو سانت ژاء گہ ژولئ گینی بیوک اواجئ ۔<text:line-break/><text:soft-pag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خلاف ورزی تھین یا تھرئن تو او رٹھوک پورو حق ہن۔۔<text:line-break/>دفعہ آنݜ: <text:s/>ہر ایکٹ انہ حق ہن کہ اگر کوس رسئ انہ حقوقی رھٹے گہ تہ روس انئ گینوککار با اختییار عدالتور بجوک بین۔<text:lin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دفعہ بائ: کوسکئ گہ تومو، گوٹلہ ،لکھوک ،پڈوک معملاتور مداخلت تھوک دبین اور نہ اکئ کوس کیسکئ عزت یا کومڇ مداخلت تھین۔اے سجو رو قانون سہ رسئ حفاظت تھئ۔<text:line-break/><text:soft-pag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 <text:s text:c="18"/>(ب)<text:line-break/>کوس گہ بجارے کیسکئ دولت ہُن تھوک دو بین۔<text:line-break/><text:soft-pag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بہ رسئ عزتہ مجا بسکئار بئ۔<text:line-break/>دفعہ بئگہ څہ: ہر ایکٹ انہ اختیتار حاصل ہن کہ روس توم مرضی مطابق کوم تھئ توم مرضی وتہ ھالاتور <text:s/>نہ بے <text:soft-page-break/>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پوری آزادی ہن نہ رنئ حفاظت لازمئ ہن۔<text:line-break/>دفعہ بئگہ ݜہ: <text:s text:c="3"/>پڑوک ہر اکئ فرظں ہن ابتدائ تعلم پورئ مفت بئ چونہ کلاسور،نہ پومنکی اے بودی لازمئ <text:soft-page-break/>بئ۔فنئ گہ پیشہ ور تعلیم گینوک عام انتظام بئ۔نہ علم گہ عقلئ بنیادج اعٰلئ تعلم گنوک اک حقوقی بین۔<text:line-break/> <text:s text:c="14"/>(ب)<text:line-break/> تعلیمئ پوموکی مقصد اکو تیار تھوک،پریوک انسانئ حقوقوں خیال تھوک نہ انسانیتئ احترام تھوک بیئ۔ نہ اسجو بعد صبر ،ژولئ،جاک، قومو مجا ،مذہبو مجا اور نہ جگو مجا پیدا تھئ۔تو نہ اقوام متحدائ مشوٹ تروک مدد تھئ۔<text:line-break/>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 <text:s text:c="17"/>(ب)<text:lin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text:soft-page-break/>دفعہ بیگہ دئ: <text:s text:c="3"/>آ جئ دگن انو اعلانئ مطلب انہ نوش کہ کو منژوکسہ یا منژس <text:s/>ایو کومک تھین کیسچ رنو حق نوش۔کیسج بہ اجہ دئتے آزادئ گہ حقوقی سلف بئن۔ <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5-17T15:16:45.626000000</meta:creation-date>
    <dc:date>2020-11-24T15:22:08.201000000</dc:date>
    <meta:editing-duration>PT3H19M47S</meta:editing-duration>
    <meta:editing-cycles>13</meta:editing-cycles>
    <meta:generator>LibreOffice/7.0.3.1$Windows_X86_64 LibreOffice_project/d7547858d014d4cf69878db179d326fc3483e082</meta:generator>
    <meta:print-date>2018-11-30T16:30:35.126000000</meta:print-date>
    <meta:document-statistic meta:table-count="0" meta:image-count="0" meta:object-count="0" meta:page-count="8" meta:paragraph-count="2" meta:word-count="1398" meta:character-count="7178" meta:non-whitespace-character-count="5310"/>
  </office:meta>
</office:document-meta>
</file>